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FA3423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fo:min-height="3.256cm"/>
    </style:style>
    <style:style style:name="pr2" style:family="presentation" style:parent-style-name="lyt-aqua-subtitle">
      <style:graphic-properties draw:fill-color="#ffffff" fo:min-height="14.79cm"/>
    </style:style>
    <style:style style:name="pr3" style:family="presentation" style:parent-style-name="lyt-aqua-notes">
      <style:graphic-properties draw:fill-color="#ffffff" draw:auto-grow-height="true" fo:min-height="12.573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5.551cm"/>
    </style:style>
    <style:style style:name="pr6" style:family="presentation" style:parent-style-name="lyt-aqua-notes">
      <style:graphic-properties draw:fill-color="#ffffff" fo:min-height="12.322cm"/>
    </style:style>
    <style:style style:name="pr7" style:family="presentation" style:parent-style-name="lyt-aqua-outline1">
      <style:graphic-properties fo:min-height="13.61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line-height="90%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" style:family="paragraph">
      <style:paragraph-properties fo:line-height="90%"/>
    </style:style>
    <style:style style:name="P4" style:family="paragraph">
      <style:paragraph-properties style:text-autospace="none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color="#000000" fo:font-family="Arial" style:font-family-generic="swiss" style:font-pitch="variable"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language="en" fo:country="US" style:font-size-asian="26pt" style:font-size-complex="26pt"/>
    </style:style>
    <style:style style:name="T3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4" style:family="text">
      <style:text-properties fo:color="#000000"/>
    </style:style>
    <style:style style:name="T5" style:family="text">
      <style:text-properties fo:color="#020f00" fo:font-family="Courier" style:font-family-generic="modern" style:font-pitch="fixed" fo:font-size="36pt" style:font-family-asian="Courier" style:font-family-generic-asian="modern" style:font-pitch-asian="fixed" style:font-size-asian="36pt" style:font-family-complex="Courier" style:font-family-generic-complex="modern" style:font-pitch-complex="fixed" style:font-size-complex="36pt"/>
    </style:style>
    <style:style style:name="T6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7" style:family="text">
      <style:text-properties fo:color="#000000" fo:font-family="Arial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equence Modeling</text:p>
          </draw:text-box>
        </draw:frame>
        <draw:frame presentation:style-name="pr2" draw:layer="layout" svg:width="24.599cm" svg:height="14.79cm" svg:x="2cm" svg:y="4.445cm" presentation:class="subtitle" presentation:user-transformed="true">
          <draw:text-box>
            <text:p>Olga Uryupina</text:p>
            <text:p><text:span text:style-name="T1">DISI, University of Trento</text:span></text:p>
            <text:p/>
            <text:p><text:span text:style-name="T1"/></text:p>
            <text:p/>
            <text:p>18.04.2013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5" draw:text-style-name="P1" draw:layer="layout" svg:width="24.035cm" svg:height="15.551cm" svg:x="2cm" svg:y="5.5cm" presentation:class="outline" presentation:user-transformed="true">
          <draw:text-box>
            <text:list text:style-name="L2">
              <text:list-item>
                <text:p><text:span text:style-name="T1">Out-of-the-Box POS, NER,..</text:span></text:p>
              </text:list-item>
              <text:list-item>
                <text:p><text:span text:style-name="T1">POS with CRF++</text:span></text:p>
                <text:list>
                  <text:list-item>
                    <text:p><text:span text:style-name="T1">Installation, test runs</text:span></text:p>
                  </text:list-item>
                  <text:list-item>
                    <text:p><text:span text:style-name="T1">Baselines</text:span></text:p>
                  </text:list-item>
                  <text:list-item>
                    <text:p><text:span text:style-name="T1">Out-of-domain vs. in-domain</text:span></text:p>
                  </text:list-item>
                  <text:list-item>
                    <text:p><text:span text:style-name="T1">Feature engineering</text:span></text:p>
                  </text:list-item>
                </text:list>
              </text:list-item>
              <text:list-item>
                <text:p><text:span text:style-name="T1">NER with CRF++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equence Modeling</text:p>
          </draw:text-box>
        </draw:frame>
        <draw:frame presentation:style-name="pr7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Part-of-Speech tagging</text:p>
              </text:list-item>
              <text:list-item>
                <text:p>Named Entity Recognition</text:p>
              </text:list-item>
              <text:list-item>
                <text:p>Chunk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oS: example</text:p>
          </draw:text-box>
        </draw:frame>
        <draw:frame presentation:style-name="pr7" draw:layer="layout" svg:width="24.599cm" svg:height="14.087cm" svg:x="2cm" svg:y="5.5cm" presentation:class="outline" presentation:user-transformed="true">
          <draw:text-box>
            <text:p text:style-name="P2"><text:span text:style-name="T2">WORD</text:span><text:span text:style-name="T2"><text:tab/></text:span><text:span text:style-name="T2"><text:tab/></text:span><text:span text:style-name="T2">tag</text:span></text:p>
            <text:p text:style-name="P3"><text:span text:style-name="T2"/></text:p>
            <text:p text:style-name="P2"><text:span text:style-name="T3">the</text:span><text:span text:style-name="T3"><text:tab/></text:span><text:span text:style-name="T3"><text:tab/></text:span><text:span text:style-name="T3"><text:tab/></text:span><text:span text:style-name="T3">DET</text:span></text:p>
            <text:p text:style-name="P2"><text:span text:style-name="T3">koala</text:span><text:span text:style-name="T3"><text:tab/></text:span><text:span text:style-name="T3"><text:tab/></text:span><text:span text:style-name="T3">N</text:span></text:p>
            <text:p text:style-name="P2"><text:span text:style-name="T3">put </text:span><text:span text:style-name="T3"><text:tab/></text:span><text:span text:style-name="T3"><text:tab/></text:span><text:span text:style-name="T3">V</text:span></text:p>
            <text:p text:style-name="P2"><text:span text:style-name="T3">the </text:span><text:span text:style-name="T3"><text:tab/></text:span><text:span text:style-name="T3"><text:tab/></text:span><text:span text:style-name="T3">DET</text:span></text:p>
            <text:p text:style-name="P2"><text:span text:style-name="T3">keys</text:span><text:span text:style-name="T3"><text:tab/></text:span><text:span text:style-name="T3"><text:tab/></text:span><text:span text:style-name="T3">N</text:span></text:p>
            <text:p text:style-name="P2"><text:span text:style-name="T3">on</text:span><text:span text:style-name="T3"><text:tab/></text:span><text:span text:style-name="T3"><text:tab/></text:span><text:span text:style-name="T3"><text:tab/></text:span><text:span text:style-name="T3">P</text:span></text:p>
            <text:p text:style-name="P2"><text:span text:style-name="T3">the</text:span><text:span text:style-name="T3"><text:tab/></text:span><text:span text:style-name="T3"><text:tab/></text:span><text:span text:style-name="T3"><text:tab/></text:span><text:span text:style-name="T3">DET</text:span></text:p>
            <text:p text:style-name="P2"><text:span text:style-name="T3">table</text:span><text:span text:style-name="T3"><text:tab/></text:span><text:span text:style-name="T3"><text:tab/></text:span><text:span text:style-name="T3">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ut-of-the-Box</text:p>
          </draw:text-box>
        </draw:frame>
        <draw:frame presentation:style-name="pr7" draw:layer="layout" svg:width="24.599cm" svg:height="13.901cm" svg:x="2cm" svg:y="5.5cm" presentation:class="outline" presentation:user-transformed="true">
          <draw:text-box>
            <text:list text:style-name="L2">
              <text:list-item>
                <text:p>Stanford NER &amp; POS</text:p>
              </text:list-item>
              <text:list-item>
                <text:p>OpenNLP</text:p>
              </text:list-item>
              <text:list-item>
                <text:p>SVMTool</text:p>
              </text:list-item>
              <text:list-item>
                <text:p>TextPro (Italian)</text:p>
              </text:list-item>
              <text:list-item>
                <text:p>..</text:p>
                <text:p/>
                <text:p>Contain precompile models etc</text:p>
                <text:p>Use them if you have no time/data/clue/.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eparing the files</text:p>
          </draw:text-box>
        </draw:frame>
        <draw:frame presentation:style-name="pr7" draw:layer="layout" svg:width="24.599cm" svg:height="13.61cm" svg:x="2cm" svg:y="5.5cm" presentation:class="outline" presentation:user-transformed="true">
          <draw:text-box>
            <text:list text:style-name="L2">
              <text:list-header>
                <text:p>Data:</text:p>
                <text:list>
                  <text:list-header>
                    <text:p><text:span text:style-name="T4"><text:a xlink:href="http://bart-coref.org/labs/">http://bart-coref.org/labs/</text:a></text:span><text:span text:style-name="T4"> (temporary)</text:span></text:p>
                    <text:p/>
                    <text:p/>
                  </text:list-header>
                </text:list>
                <text:p>Toolkit:</text:p>
                <text:p><text:span text:style-name="T4">http://code.google.com/p/crfpp/downloads/list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stalling CRF++</text:p>
          </draw:text-box>
        </draw:frame>
        <draw:frame presentation:style-name="pr7" draw:text-style-name="P5" draw:layer="layout" svg:width="24.599cm" svg:height="13.61cm" svg:x="2cm" svg:y="5.5cm" presentation:class="outline" presentation:user-transformed="true">
          <draw:text-box>
            <text:p text:style-name="P4"><text:span text:style-name="T5">% ./configure </text:span></text:p>
            <text:p text:style-name="P4"><text:span text:style-name="T5">% make</text:span></text:p>
            <text:p text:style-name="P4"><text:span text:style-name="T5">% su</text:span></text:p>
            <text:p text:style-name="P4"><text:span text:style-name="T5"># make instal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fault run</text:p>
          </draw:text-box>
        </draw:frame>
        <draw:frame presentation:style-name="pr7" draw:text-style-name="P6" draw:layer="layout" svg:width="24.599cm" svg:height="13.61cm" svg:x="2cm" svg:y="5.5cm" presentation:class="outline" presentation:user-transformed="true">
          <draw:text-box>
            <text:list text:style-name="L2">
              <text:list-header>
                <text:p><text:span text:style-name="T6">crf_learn template lab_bn.train lab_bn.model</text:span></text:p>
                <text:p><text:span text:style-name="T6"/></text:p>
                <text:p><text:span text:style-name="T6">crf_test -m lab_bn.model lab_bn.test &gt;lab_bn.out</text:span></text:p>
                <text:p><text:span text:style-name="T6"/></text:p>
                <text:p><text:span text:style-name="T6">../scripts/conlleval.pl <text:s/>-r -d "\t" &lt;lab_bn.out |less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aseline</text:p>
          </draw:text-box>
        </draw:frame>
        <draw:frame presentation:style-name="pr7" draw:layer="layout" svg:width="24.599cm" svg:height="13.61cm" svg:x="2cm" svg:y="5.5cm" presentation:class="outline" presentation:user-transformed="true">
          <draw:text-box>
            <text:list text:style-name="L2">
              <text:list-header>
                <text:p>Use “template-bsl” instead of “template”</text:p>
                <text:p/>
              </text:list-header>
              <text:list-item>
                <text:p>Why is our performance so low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-domain vs. out-of-domain</text:p>
          </draw:text-box>
        </draw:frame>
        <draw:frame presentation:style-name="pr7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Exp1:</text:p>
                <text:p><text:span text:style-name="T6">crf_learn template lab_bn.train lab_bn.model</text:span></text:p>
                <text:p><text:span text:style-name="T6">crf_test -m lab_bn.model lab_wb.test</text:span></text:p>
                <text:p><text:span text:style-name="T6">../scripts/conlleval.pl <text:s/>-r -d "\t" &lt;lab_wb.out |less</text:span></text:p>
              </text:list-item>
              <text:list-item>
                <text:p>Exp2:</text:p>
                <text:p><text:span text:style-name="T6">crf_learn template lab_wb.train lab_wb.model</text:span></text:p>
                <text:p><text:span text:style-name="T6">crf_test -m lab_wb.model lab_wb.test</text:span></text:p>
                <text:p><text:span text:style-name="T6">../scripts/conlleval.pl <text:s/>-r -d "\t" &lt;lab_wb.out |les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eature Engineering</text:p>
          </draw:text-box>
        </draw:frame>
        <draw:frame presentation:style-name="pr7" draw:text-style-name="P1" draw:layer="layout" svg:width="24.599cm" svg:height="13.61cm" svg:x="2.071cm" svg:y="4.031cm" presentation:class="outline" presentation:user-transformed="true">
          <draw:text-box>
            <text:list text:style-name="L2">
              <text:list-item>
                <text:p><text:span text:style-name="T1">Let's add some more features: length of the token, has_digits, has_dots, starts_with_CAP</text:span></text:p>
                <text:p><text:span text:style-name="T1"/></text:p>
                <text:p><text:span text:style-name="T7">./extractfs.pl &lt;lab_bn.train &gt;lab_bn.train2</text:span></text:p>
                <text:p><text:span text:style-name="T7">./extractfs.pl &lt;lab_bn.test &gt;lab_bn.test2</text:span></text:p>
                <text:p><text:span text:style-name="T1"/></text:p>
              </text:list-item>
              <text:list-item>
                <text:p><text:span text:style-name="T1">Also need to modify the template, cf. template2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rcise 1</text:p>
          </draw:text-box>
        </draw:frame>
        <draw:frame presentation:style-name="pr7" draw:layer="layout" svg:width="24.599cm" svg:height="13.61cm" svg:x="2cm" svg:y="5.5cm" presentation:class="outline">
          <draw:text-box>
            <text:list text:style-name="L2">
              <text:list-item>
                <text:p>You already have all the NER datasets there → get the NER performance on bn and wb with 4 more featur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rcise 2</text:p>
          </draw:text-box>
        </draw:frame>
        <draw:frame presentation:style-name="pr7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Add suffixes as features:</text:p>
                <text:list>
                  <text:list-item>
                    <text:p>For each token, add columns to represent its last character, 2 last characters, 3 last characters etc, up to 5(?) to N(?)</text:p>
                    <text:p>They →</text:p>
                    <text:list>
                      <text:list-header>
                        <text:p>“They y ey hey They They”</text:p>
                      </text:list-header>
                    </text:list>
                  </text:list-item>
                  <text:list-item>
                    <text:p>Remember to update the templates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FA3423B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" draw:text-style-name="MP3" draw:layer="backgroundobjects" svg:width="6.523cm" svg:height="1.448cm" svg:x="1.7cm" svg:y="18.2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876cm" svg:y="18.2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376cm" svg:y="18.2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4T22:43:51</meta:creation-date>
    <meta:editing-duration>PT08H37M49S</meta:editing-duration>
    <meta:editing-cycles>21</meta:editing-cycles>
    <dc:date>2013-04-23T02:49:32</dc:date>
    <meta:generator>NeoOffice/3.1.2$Unix OpenOffice.org_project/Patch 9</meta:generator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